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8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9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0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 fo:margin-left="104.40pt" fo:text-indent="0.00pt" fo:margin-right="81.15pt" fo:margin-top="4.15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top="0.30pt"/>
    </style:style>
    <style:style style:name="P5" style:family="paragraph">
      <style:paragraph-properties fo:line-height="100.00%" fo:text-align="left">
        <style:tab-stops>
          <style:tab-stop style:position="467.95pt"/>
        </style:tab-stops>
      </style:paragraph-properties>
    </style:style>
    <style:style style:name="P6" style:family="paragraph">
      <style:paragraph-properties fo:line-height="100.00%" fo:text-align="left" fo:margin-left="5.35pt" fo:text-indent="0.00pt" fo:margin-top="5.90pt"/>
    </style:style>
    <style:style style:name="P7" style:family="paragraph">
      <style:paragraph-properties fo:line-height="100.00%" fo:text-align="left">
        <style:tab-stops>
          <style:tab-stop style:position="467.95pt"/>
        </style:tab-stops>
      </style:paragraph-properties>
    </style:style>
    <style:style style:name="P8" style:family="paragraph">
      <style:paragraph-properties fo:line-height="100.00%" fo:text-align="left">
        <style:tab-stops>
          <style:tab-stop style:position="467.95pt"/>
        </style:tab-stops>
      </style:paragraph-properties>
    </style:style>
    <style:style style:name="P9" style:family="paragraph">
      <style:paragraph-properties fo:line-height="100.00%" fo:text-align="left" fo:margin-left="5.35pt" fo:text-indent="0.00pt" fo:margin-top="5.90pt"/>
    </style:style>
    <style:style style:name="P10" style:family="paragraph">
      <style:paragraph-properties fo:line-height="100.00%" fo:text-align="left">
        <style:tab-stops>
          <style:tab-stop style:position="467.95pt"/>
        </style:tab-stops>
      </style:paragraph-properties>
    </style:style>
    <style:style style:name="P11" style:family="paragraph">
      <style:paragraph-properties fo:line-height="100.00%" fo:text-align="left" fo:margin-left="5.35pt" fo:text-indent="0.00pt" fo:margin-top="5.90pt"/>
    </style:style>
    <style:style style:name="P12" style:family="paragraph">
      <style:paragraph-properties fo:line-height="100.00%" fo:text-align="left">
        <style:tab-stops>
          <style:tab-stop style:position="467.95pt"/>
        </style:tab-stops>
      </style:paragraph-properties>
    </style:style>
    <style:style style:name="P13" style:family="paragraph">
      <style:paragraph-properties fo:line-height="100.00%" fo:text-align="left" fo:margin-left="5.35pt" fo:text-indent="0.00pt" fo:margin-top="5.90pt">
        <style:tab-stops>
          <style:tab-stop style:position="236.15pt"/>
        </style:tab-stops>
      </style:paragraph-properties>
    </style:style>
    <style:style style:name="P14" style:family="paragraph">
      <style:paragraph-properties fo:line-height="100.00%" fo:text-align="left">
        <style:tab-stops>
          <style:tab-stop style:position="467.95pt"/>
        </style:tab-stops>
      </style:paragraph-properties>
    </style:style>
    <style:style style:name="P15" style:family="paragraph">
      <style:paragraph-properties fo:line-height="100.00%" fo:text-align="left" fo:margin-top="0.05pt"/>
    </style:style>
    <style:style style:name="P16" style:family="paragraph">
      <style:paragraph-properties fo:line-height="100.00%" fo:text-align="left" fo:margin-left="11.35pt" fo:text-indent="0.00pt"/>
    </style:style>
    <style:style style:name="P17" style:family="paragraph">
      <style:paragraph-properties fo:line-height="100.00%" fo:text-align="left" fo:margin-left="11.20pt" fo:text-indent="0.00pt"/>
    </style:style>
    <style:style style:name="P18" style:family="paragraph">
      <style:paragraph-properties fo:line-height="100.00%" fo:text-align="left" fo:margin-left="28.35pt" fo:text-indent="0.00p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>
        <style:tab-stops>
          <style:tab-stop style:position="471.10pt"/>
        </style:tab-stops>
      </style:paragraph-properties>
    </style:style>
    <style:style style:name="P21" style:family="paragraph">
      <style:paragraph-properties fo:line-height="115.00%" fo:text-align="left" fo:margin-left="5.25pt" fo:text-indent="0.00pt" fo:margin-top="5.90pt"/>
    </style:style>
    <style:style style:name="P22" style:family="paragraph">
      <style:paragraph-properties fo:line-height="115.00%" fo:text-align="justify" fo:margin-left="42.50pt" fo:text-indent="0.00pt" fo:margin-top="5.90pt"/>
    </style:style>
    <style:style style:name="P23" style:family="paragraph">
      <style:paragraph-properties fo:line-height="115.00%" fo:text-align="left" fo:margin-left="5.25pt" fo:text-indent="0.00pt" fo:margin-top="5.90pt"/>
    </style:style>
    <style:style style:name="P24" style:family="paragraph">
      <style:paragraph-properties fo:line-height="115.00%" fo:text-align="left" fo:margin-left="5.25pt" fo:text-indent="0.00pt"/>
    </style:style>
    <style:style style:name="P25" style:family="paragraph">
      <style:paragraph-properties fo:line-height="100.00%" fo:text-align="left">
        <style:tab-stops>
          <style:tab-stop style:position="471.10pt"/>
        </style:tab-stops>
      </style:paragraph-properties>
    </style:style>
    <style:style style:name="P26" style:family="paragraph">
      <style:paragraph-properties fo:line-height="100.00%" fo:text-align="left">
        <style:tab-stops>
          <style:tab-stop style:position="471.10pt"/>
        </style:tab-stops>
      </style:paragraph-properties>
    </style:style>
    <style:style style:name="P27" style:family="paragraph">
      <style:paragraph-properties fo:line-height="115.00%" fo:text-align="left" fo:margin-left="17.40pt" fo:text-indent="0.00pt" fo:margin-top="0.05pt"/>
    </style:style>
    <style:style style:name="P28" style:family="paragraph">
      <style:paragraph-properties fo:line-height="115.00%" fo:text-align="left" fo:margin-left="5.65pt" fo:text-indent="0.00pt" fo:margin-top="5.90pt"/>
    </style:style>
    <style:style style:name="P29" style:family="paragraph">
      <style:paragraph-properties fo:line-height="115.00%" fo:text-align="left" fo:margin-left="45.10pt" fo:text-indent="0.00pt" fo:margin-top="7.05pt">
        <style:tab-stops>
          <style:tab-stop style:position="0.05pt"/>
        </style:tab-stops>
      </style:paragraph-properties>
    </style:style>
    <text:list-style style:name="L30">
      <text:list-level-style-bullet text:level="1" text:bullet-char="•">
        <style:list-level-properties text:space-before="42.50pt" text:min-label-width="18.00pt"/>
        <style:text-properties fo:font-family="Symbol"/>
      </text:list-level-style-bullet>
    </text:list-style>
    <style:style style:name="P30" style:family="paragraph">
      <style:paragraph-properties fo:line-height="115.00%" fo:text-align="left" fo:margin-left="-3.85pt" fo:text-indent="3.85pt">
        <style:tab-stops>
          <style:tab-stop style:position="838728.30pt"/>
        </style:tab-stops>
      </style:paragraph-properties>
    </style:style>
    <style:style style:name="P31" style:family="paragraph">
      <style:paragraph-properties fo:line-height="115.00%" fo:text-align="left" fo:margin-left="17.40pt" fo:text-indent="0.00pt"/>
    </style:style>
    <style:style style:name="P32" style:family="paragraph">
      <style:paragraph-properties fo:line-height="100.00%" fo:text-align="left">
        <style:tab-stops>
          <style:tab-stop style:position="471.10p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top="0.30pt"/>
    </style:style>
    <style:style style:name="P35" style:family="paragraph">
      <style:paragraph-properties fo:line-height="100.00%" fo:text-align="left" fo:margin-left="5.05pt" fo:text-indent="0.00pt" fo:margin-top="6.00pt"/>
    </style:style>
    <style:style style:name="P36" style:family="paragraph">
      <style:paragraph-properties fo:line-height="100.00%" fo:text-align="left" fo:margin-left="5.50pt" fo:text-indent="0.00pt" fo:margin-top="5.90p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144.00pt" fo:text-indent="0.00pt">
        <style:tab-stops>
          <style:tab-stop style:position="-98.85pt"/>
        </style:tab-stops>
      </style:paragraph-properties>
    </style:style>
    <style:style style:name="P39" style:family="paragraph">
      <style:paragraph-properties fo:line-height="150.00%" fo:text-align="left" fo:margin-left="21.25pt" fo:text-indent="0.00pt" fo:margin-bottom="11.00pt">
        <style:tab-stops>
          <style:tab-stop style:position="-14.25pt"/>
        </style:tab-stops>
      </style:paragraph-properties>
    </style:style>
    <style:style style:name="P40" style:family="paragraph">
      <style:paragraph-properties fo:line-height="100.00%" fo:text-align="left" fo:margin-left="64.35pt" fo:text-indent="0.00pt" fo:margin-top="1.00pt"/>
    </style:style>
    <style:style style:name="P41" style:family="paragraph">
      <style:paragraph-properties fo:line-height="100.00%" fo:text-align="left" fo:margin-left="29.10pt" fo:text-indent="0.00pt" fo:margin-top="4.05pt"/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top="0.30pt"/>
    </style:style>
    <style:style style:name="P44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45" style:family="paragraph">
      <style:paragraph-properties fo:line-height="100.00%" fo:text-align="left" fo:margin-left="5.00pt" fo:text-indent="0.00pt" fo:margin-top="4.80pt">
        <style:tab-stops>
          <style:tab-stop style:position="152.65pt"/>
          <style:tab-stop style:position="305.85pt"/>
        </style:tab-stops>
      </style:paragraph-properties>
    </style:style>
    <style:style style:name="P46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47" style:family="paragraph">
      <style:paragraph-properties fo:line-height="100.00%" fo:text-align="left" fo:margin-left="5.00pt" fo:text-indent="0.00pt" fo:margin-top="4.80pt"/>
    </style:style>
    <style:style style:name="P48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49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50" style:family="paragraph">
      <style:paragraph-properties fo:line-height="100.00%" fo:text-align="left" fo:margin-left="5.00pt" fo:text-indent="0.00pt" fo:margin-top="4.80pt"/>
    </style:style>
    <style:style style:name="P51" style:family="paragraph">
      <style:paragraph-properties fo:line-height="100.00%" fo:text-align="left" fo:margin-left="41.00pt" fo:text-indent="0.00pt" fo:margin-top="0.05pt"/>
    </style:style>
    <text:list-style style:name="L52">
      <text:list-level-style-bullet text:level="1" text:bullet-char="•">
        <style:list-level-properties text:space-before="71.00pt" text:min-label-width="18.00pt"/>
        <style:text-properties fo:font-family="Symbol"/>
      </text:list-level-style-bullet>
    </text:list-style>
    <style:style style:name="P52" style:family="paragraph">
      <style:paragraph-properties fo:line-height="100.00%" fo:text-align="left" fo:margin-left="-3.80pt" fo:text-indent="3.80pt" fo:margin-top="0.05pt"/>
    </style:style>
    <style:style style:name="P53" style:family="paragraph">
      <style:paragraph-properties fo:line-height="100.00%" fo:text-align="left" fo:margin-left="5.00pt" fo:text-indent="0.00pt"/>
    </style:style>
    <style:style style:name="P54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55" style:family="paragraph">
      <style:paragraph-properties fo:line-height="100.00%" fo:text-align="left" fo:margin-top="0.55pt"/>
    </style:style>
    <style:style style:name="P56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57" style:family="paragraph">
      <style:paragraph-properties fo:line-height="100.00%" fo:text-align="left" fo:margin-left="5.00pt" fo:text-indent="0.00pt" fo:margin-top="4.80pt">
        <style:tab-stops>
          <style:tab-stop style:position="152.65pt"/>
          <style:tab-stop style:position="305.85pt"/>
        </style:tab-stops>
      </style:paragraph-properties>
    </style:style>
    <style:style style:name="P58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59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60" style:family="paragraph">
      <style:paragraph-properties fo:line-height="100.00%" fo:text-align="left" fo:margin-left="5.00pt" fo:text-indent="0.00pt" fo:margin-top="4.80pt"/>
    </style:style>
    <style:style style:name="P61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62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63" style:family="paragraph">
      <style:paragraph-properties fo:line-height="100.00%" fo:text-align="left" fo:margin-left="5.00pt" fo:text-indent="0.00pt" fo:margin-top="4.80pt"/>
    </style:style>
    <text:list-style style:name="L64">
      <text:list-level-style-bullet text:level="1" text:bullet-char="•">
        <style:list-level-properties text:space-before="70.85pt" text:min-label-width="18.00pt"/>
        <style:text-properties fo:font-family="Symbol"/>
      </text:list-level-style-bullet>
    </text:list-style>
    <style:style style:name="P64" style:family="paragraph">
      <style:paragraph-properties fo:line-height="100.00%" fo:text-align="left" fo:margin-left="-3.85pt" fo:text-indent="3.85pt"/>
    </style:style>
    <style:style style:name="P65" style:family="paragraph">
      <style:paragraph-properties fo:line-height="100.00%" fo:text-align="left" fo:margin-left="5.00pt" fo:text-indent="0.00pt"/>
    </style:style>
    <style:style style:name="P66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67" style:family="paragraph">
      <style:paragraph-properties fo:line-height="100.00%" fo:text-align="left" fo:margin-bottom="0.05pt"/>
    </style:style>
    <style:style style:name="P68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69" style:family="paragraph">
      <style:paragraph-properties fo:line-height="100.00%" fo:text-align="left" fo:margin-left="5.00pt" fo:text-indent="0.00pt" fo:margin-top="4.80pt">
        <style:tab-stops>
          <style:tab-stop style:position="152.65pt"/>
          <style:tab-stop style:position="305.85pt"/>
        </style:tab-stops>
      </style:paragraph-properties>
    </style:style>
    <style:style style:name="P70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71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72" style:family="paragraph">
      <style:paragraph-properties fo:line-height="100.00%" fo:text-align="left" fo:margin-left="5.00pt" fo:text-indent="0.00pt" fo:margin-top="4.80pt"/>
    </style:style>
    <style:style style:name="P73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74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75" style:family="paragraph">
      <style:paragraph-properties fo:line-height="100.00%" fo:text-align="left" fo:margin-left="5.00pt" fo:text-indent="0.00pt" fo:margin-top="4.80pt"/>
    </style:style>
    <text:list-style style:name="L76">
      <text:list-level-style-bullet text:level="1" text:bullet-char="•">
        <style:list-level-properties text:space-before="71.00pt" text:min-label-width="18.00pt"/>
        <style:text-properties fo:font-family="Symbol"/>
      </text:list-level-style-bullet>
    </text:list-style>
    <style:style style:name="P76" style:family="paragraph">
      <style:paragraph-properties fo:line-height="100.00%" fo:text-align="left" fo:margin-left="-3.80pt" fo:text-indent="3.80pt"/>
    </style:style>
    <style:style style:name="P77" style:family="paragraph">
      <style:paragraph-properties fo:line-height="100.00%" fo:text-align="left" fo:margin-left="5.00pt" fo:text-indent="0.00pt"/>
    </style:style>
    <style:style style:name="P78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79" style:family="paragraph">
      <style:paragraph-properties fo:line-height="100.00%" fo:text-align="left" fo:margin-top="0.45pt" fo:margin-bottom="0.05pt"/>
    </style:style>
    <style:style style:name="P80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81" style:family="paragraph">
      <style:paragraph-properties fo:line-height="100.00%" fo:text-align="left" fo:margin-left="5.00pt" fo:text-indent="0.00pt" fo:margin-top="4.80pt">
        <style:tab-stops>
          <style:tab-stop style:position="152.65pt"/>
          <style:tab-stop style:position="306.10pt"/>
        </style:tab-stops>
      </style:paragraph-properties>
    </style:style>
    <style:style style:name="P82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83" style:family="paragraph">
      <style:paragraph-properties fo:line-height="100.00%" fo:text-align="left" fo:margin-left="5.00pt" fo:text-indent="0.00pt" fo:margin-top="4.80pt"/>
    </style:style>
    <style:style style:name="P84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85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86" style:family="paragraph">
      <style:paragraph-properties fo:line-height="100.00%" fo:text-align="left" fo:margin-left="5.00pt" fo:text-indent="0.00pt" fo:margin-top="4.80pt"/>
    </style:style>
    <text:list-style style:name="L87">
      <text:list-level-style-bullet text:level="1" text:bullet-char="•">
        <style:list-level-properties text:space-before="71.00pt" text:min-label-width="18.00pt"/>
        <style:text-properties fo:font-family="Symbol"/>
      </text:list-level-style-bullet>
    </text:list-style>
    <style:style style:name="P87" style:family="paragraph">
      <style:paragraph-properties fo:line-height="100.00%" fo:text-align="left" fo:margin-left="-3.80pt" fo:text-indent="3.80pt"/>
    </style:style>
    <style:style style:name="P88" style:family="paragraph">
      <style:paragraph-properties fo:line-height="100.00%" fo:text-align="left" fo:margin-left="5.00pt" fo:text-indent="0.00pt"/>
    </style:style>
    <style:style style:name="P89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90" style:family="paragraph">
      <style:paragraph-properties fo:line-height="100.00%" fo:text-align="left" fo:margin-bottom="0.05pt"/>
    </style:style>
    <style:style style:name="P91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92" style:family="paragraph">
      <style:paragraph-properties fo:line-height="100.00%" fo:text-align="left" fo:margin-left="5.00pt" fo:text-indent="0.00pt" fo:margin-top="4.80pt">
        <style:tab-stops>
          <style:tab-stop style:position="152.65pt"/>
          <style:tab-stop style:position="306.10pt"/>
        </style:tab-stops>
      </style:paragraph-properties>
    </style:style>
    <style:style style:name="P93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94" style:family="paragraph">
      <style:paragraph-properties fo:line-height="100.00%" fo:text-align="left" fo:margin-left="5.00pt" fo:text-indent="0.00pt" fo:margin-top="4.80pt"/>
    </style:style>
    <style:style style:name="P95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96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97" style:family="paragraph">
      <style:paragraph-properties fo:line-height="100.00%" fo:text-align="left" fo:margin-left="5.00pt" fo:text-indent="0.00pt" fo:margin-top="4.80pt"/>
    </style:style>
    <text:list-style style:name="L98">
      <text:list-level-style-bullet text:level="1" text:bullet-char="•">
        <style:list-level-properties text:space-before="71.00pt" text:min-label-width="18.00pt"/>
        <style:text-properties fo:font-family="Symbol"/>
      </text:list-level-style-bullet>
    </text:list-style>
    <style:style style:name="P98" style:family="paragraph">
      <style:paragraph-properties fo:line-height="100.00%" fo:text-align="left" fo:margin-left="-3.80pt" fo:text-indent="3.80pt"/>
    </style:style>
    <style:style style:name="P99" style:family="paragraph">
      <style:paragraph-properties fo:line-height="100.00%" fo:text-align="left" fo:margin-left="5.00pt" fo:text-indent="0.00pt"/>
    </style:style>
    <style:style style:name="P100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101" style:family="paragraph">
      <style:paragraph-properties fo:line-height="100.00%" fo:text-align="left" fo:margin-bottom="0.05pt"/>
    </style:style>
    <style:style style:name="P102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103" style:family="paragraph">
      <style:paragraph-properties fo:line-height="100.00%" fo:text-align="left" fo:margin-left="5.00pt" fo:text-indent="0.00pt" fo:margin-top="4.80pt">
        <style:tab-stops>
          <style:tab-stop style:position="152.65pt"/>
          <style:tab-stop style:position="306.10pt"/>
        </style:tab-stops>
      </style:paragraph-properties>
    </style:style>
    <style:style style:name="P104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105" style:family="paragraph">
      <style:paragraph-properties fo:line-height="100.00%" fo:text-align="left" fo:margin-left="5.00pt" fo:text-indent="0.00pt" fo:margin-top="4.80pt"/>
    </style:style>
    <style:style style:name="P106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107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108" style:family="paragraph">
      <style:paragraph-properties fo:line-height="100.00%" fo:text-align="left" fo:margin-left="5.00pt" fo:text-indent="0.00pt" fo:margin-top="4.80pt"/>
    </style:style>
    <text:list-style style:name="L109">
      <text:list-level-style-bullet text:level="1" text:bullet-char="•">
        <style:list-level-properties text:space-before="71.00pt" text:min-label-width="18.00pt"/>
        <style:text-properties fo:font-family="Symbol"/>
      </text:list-level-style-bullet>
    </text:list-style>
    <style:style style:name="P109" style:family="paragraph">
      <style:paragraph-properties fo:line-height="100.00%" fo:text-align="left" fo:margin-left="-3.80pt" fo:text-indent="3.80pt"/>
    </style:style>
    <style:style style:name="P110" style:family="paragraph">
      <style:paragraph-properties fo:line-height="100.00%" fo:text-align="left" fo:margin-left="5.00pt" fo:text-indent="0.00pt"/>
    </style:style>
    <style:style style:name="P111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112" style:family="paragraph">
      <style:paragraph-properties fo:line-height="100.00%" fo:text-align="left" fo:margin-bottom="0.05pt"/>
    </style:style>
    <style:style style:name="P113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114" style:family="paragraph">
      <style:paragraph-properties fo:line-height="100.00%" fo:text-align="left" fo:margin-left="5.00pt" fo:text-indent="0.00pt" fo:margin-top="4.80pt">
        <style:tab-stops>
          <style:tab-stop style:position="152.65pt"/>
          <style:tab-stop style:position="306.10pt"/>
        </style:tab-stops>
      </style:paragraph-properties>
    </style:style>
    <style:style style:name="P115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116" style:family="paragraph">
      <style:paragraph-properties fo:line-height="100.00%" fo:text-align="left" fo:margin-left="5.00pt" fo:text-indent="0.00pt" fo:margin-top="4.80pt"/>
    </style:style>
    <style:style style:name="P117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118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119" style:family="paragraph">
      <style:paragraph-properties fo:line-height="100.00%" fo:text-align="left" fo:margin-left="5.00pt" fo:text-indent="0.00pt" fo:margin-top="4.80pt"/>
    </style:style>
    <text:list-style style:name="L120">
      <text:list-level-style-bullet text:level="1" text:bullet-char="•">
        <style:list-level-properties text:space-before="71.00pt" text:min-label-width="18.00pt"/>
        <style:text-properties fo:font-family="Symbol"/>
      </text:list-level-style-bullet>
    </text:list-style>
    <style:style style:name="P120" style:family="paragraph">
      <style:paragraph-properties fo:line-height="100.00%" fo:text-align="left" fo:margin-left="-3.80pt" fo:text-indent="3.80pt"/>
    </style:style>
    <style:style style:name="P121" style:family="paragraph">
      <style:paragraph-properties fo:line-height="100.00%" fo:text-align="left" fo:margin-left="5.00pt" fo:text-indent="0.00pt"/>
    </style:style>
    <style:style style:name="P122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123" style:family="paragraph">
      <style:paragraph-properties fo:line-height="100.00%" fo:text-align="left" fo:margin-bottom="0.05pt"/>
    </style:style>
    <style:style style:name="P124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125" style:family="paragraph">
      <style:paragraph-properties fo:line-height="100.00%" fo:text-align="left" fo:margin-left="5.00pt" fo:text-indent="0.00pt" fo:margin-top="4.80pt">
        <style:tab-stops>
          <style:tab-stop style:position="152.65pt"/>
          <style:tab-stop style:position="306.10pt"/>
        </style:tab-stops>
      </style:paragraph-properties>
    </style:style>
    <style:style style:name="P126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127" style:family="paragraph">
      <style:paragraph-properties fo:line-height="100.00%" fo:text-align="left" fo:margin-left="5.00pt" fo:text-indent="0.00pt" fo:margin-top="4.80pt"/>
    </style:style>
    <style:style style:name="P128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129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130" style:family="paragraph">
      <style:paragraph-properties fo:line-height="100.00%" fo:text-align="left" fo:margin-left="5.00pt" fo:text-indent="0.00pt" fo:margin-top="4.80pt"/>
    </style:style>
    <text:list-style style:name="L131">
      <text:list-level-style-bullet text:level="1" text:bullet-char="•">
        <style:list-level-properties text:space-before="71.00pt" text:min-label-width="18.00pt"/>
        <style:text-properties fo:font-family="Symbol"/>
      </text:list-level-style-bullet>
    </text:list-style>
    <style:style style:name="P131" style:family="paragraph">
      <style:paragraph-properties fo:line-height="100.00%" fo:text-align="left" fo:margin-left="-3.80pt" fo:text-indent="3.80pt"/>
    </style:style>
    <style:style style:name="P132" style:family="paragraph">
      <style:paragraph-properties fo:line-height="100.00%" fo:text-align="left" fo:margin-left="5.00pt" fo:text-indent="0.00pt"/>
    </style:style>
    <style:style style:name="P133" style:family="paragraph">
      <style:paragraph-properties fo:line-height="100.00%" fo:text-align="left">
        <style:tab-stops>
          <style:tab-stop style:position="453.70pt"/>
        </style:tab-stops>
      </style:paragraph-properties>
    </style:style>
    <style:style style:name="P134" style:family="paragraph">
      <style:paragraph-properties fo:line-height="100.00%" fo:text-align="left" fo:margin-bottom="0.05pt"/>
    </style:style>
    <style:style style:name="TableColumn0100" style:family="table-column">
      <style:table-column-properties style:column-width="6.499306in"/>
    </style:style>
    <style:style style:name="Table01" style:family="table">
      <style:table-properties style:width="6.499306in" fo:margin-left="0.000000in" style:writing-mode="lr" table:align="left" style:may-break-between-rows="true"/>
    </style:style>
    <style:style style:name="TableRow0100" style:family="table-row">
      <style:table-row-properties style:min-row-height="0.374306in"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101" style:family="table-row">
      <style:table-row-properties style:min-row-height="0.372917in"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102" style:family="table-row">
      <style:table-row-properties style:min-row-height="0.372917in"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Row0103" style:family="table-row">
      <style:table-row-properties style:min-row-height="0.372917in"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vertical-align="top" fo:background-color="#ffffff"/>
    </style:style>
    <style:style style:name="TableColumn0200" style:family="table-column">
      <style:table-column-properties style:column-width="6.543056in"/>
    </style:style>
    <style:style style:name="Table02" style:family="table">
      <style:table-properties style:width="6.543056in" fo:margin-left="0.000000in" style:writing-mode="lr" table:align="left" style:may-break-between-rows="true"/>
    </style:style>
    <style:style style:name="TableRow0200" style:family="table-row">
      <style:table-row-properties style:min-row-height="1.490972in"/>
    </style:style>
    <style:style style:name="TableCell020000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ffffff"/>
    </style:style>
    <style:style style:name="TableRow0201" style:family="table-row">
      <style:table-row-properties style:min-row-height="2.615278in"/>
    </style:style>
    <style:style style:name="TableCell020100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ffffff"/>
    </style:style>
    <style:style style:name="TableColumn0300" style:family="table-column">
      <style:table-column-properties style:column-width="6.301389in"/>
    </style:style>
    <style:style style:name="Table03" style:family="table">
      <style:table-properties style:width="6.301389in" fo:margin-left="0.000000in" style:writing-mode="lr" table:align="left" style:may-break-between-rows="true"/>
    </style:style>
    <style:style style:name="TableRow0300" style:family="table-row">
      <style:table-row-properties style:min-row-height="0.330556in"/>
    </style:style>
    <style:style style:name="TableCell0300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301" style:family="table-row">
      <style:table-row-properties style:min-row-height="0.330556in"/>
    </style:style>
    <style:style style:name="TableCell0301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302" style:family="table-row">
      <style:table-row-properties style:min-row-height="0.709028in"/>
    </style:style>
    <style:style style:name="TableCell0302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olumn0400" style:family="table-column">
      <style:table-column-properties style:column-width="6.301389in"/>
    </style:style>
    <style:style style:name="Table04" style:family="table">
      <style:table-properties style:width="6.301389in" fo:margin-left="0.000000in" style:writing-mode="lr" table:align="left" style:may-break-between-rows="true"/>
    </style:style>
    <style:style style:name="TableRow0400" style:family="table-row">
      <style:table-row-properties style:min-row-height="0.329167in"/>
    </style:style>
    <style:style style:name="TableCell0400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401" style:family="table-row">
      <style:table-row-properties style:min-row-height="0.330556in"/>
    </style:style>
    <style:style style:name="TableCell0401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402" style:family="table-row">
      <style:table-row-properties style:min-row-height="0.713889in"/>
    </style:style>
    <style:style style:name="TableCell0402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olumn0500" style:family="table-column">
      <style:table-column-properties style:column-width="6.301389in"/>
    </style:style>
    <style:style style:name="Table05" style:family="table">
      <style:table-properties style:width="6.301389in" fo:margin-left="0.000000in" style:writing-mode="lr" table:align="left" style:may-break-between-rows="true"/>
    </style:style>
    <style:style style:name="TableRow0500" style:family="table-row">
      <style:table-row-properties style:min-row-height="0.329167in"/>
    </style:style>
    <style:style style:name="TableCell0500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501" style:family="table-row">
      <style:table-row-properties style:min-row-height="0.331250in"/>
    </style:style>
    <style:style style:name="TableCell0501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502" style:family="table-row">
      <style:table-row-properties style:min-row-height="0.709028in"/>
    </style:style>
    <style:style style:name="TableCell0502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olumn0600" style:family="table-column">
      <style:table-column-properties style:column-width="6.301389in"/>
    </style:style>
    <style:style style:name="Table06" style:family="table">
      <style:table-properties style:width="6.301389in" fo:margin-left="0.000000in" style:writing-mode="lr" table:align="left" style:may-break-between-rows="true"/>
    </style:style>
    <style:style style:name="TableRow0600" style:family="table-row">
      <style:table-row-properties style:min-row-height="0.330556in"/>
    </style:style>
    <style:style style:name="TableCell0600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601" style:family="table-row">
      <style:table-row-properties style:min-row-height="0.330556in"/>
    </style:style>
    <style:style style:name="TableCell0601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602" style:family="table-row">
      <style:table-row-properties style:min-row-height="0.450694in"/>
    </style:style>
    <style:style style:name="TableCell0602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olumn0700" style:family="table-column">
      <style:table-column-properties style:column-width="6.301389in"/>
    </style:style>
    <style:style style:name="Table07" style:family="table">
      <style:table-properties style:width="6.301389in" fo:margin-left="0.000000in" style:writing-mode="lr" table:align="left" style:may-break-between-rows="true"/>
    </style:style>
    <style:style style:name="TableRow0700" style:family="table-row">
      <style:table-row-properties style:min-row-height="0.330556in"/>
    </style:style>
    <style:style style:name="TableCell0700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701" style:family="table-row">
      <style:table-row-properties style:min-row-height="0.330556in"/>
    </style:style>
    <style:style style:name="TableCell0701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702" style:family="table-row">
      <style:table-row-properties style:min-row-height="0.450694in"/>
    </style:style>
    <style:style style:name="TableCell0702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olumn0800" style:family="table-column">
      <style:table-column-properties style:column-width="6.301389in"/>
    </style:style>
    <style:style style:name="Table08" style:family="table">
      <style:table-properties style:width="6.301389in" fo:margin-left="0.000000in" style:writing-mode="lr" table:align="left" style:may-break-between-rows="true"/>
    </style:style>
    <style:style style:name="TableRow0800" style:family="table-row">
      <style:table-row-properties style:min-row-height="0.330556in"/>
    </style:style>
    <style:style style:name="TableCell0800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801" style:family="table-row">
      <style:table-row-properties style:min-row-height="0.330556in"/>
    </style:style>
    <style:style style:name="TableCell0801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802" style:family="table-row">
      <style:table-row-properties style:min-row-height="1.054167in"/>
    </style:style>
    <style:style style:name="TableCell0802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olumn0900" style:family="table-column">
      <style:table-column-properties style:column-width="6.301389in"/>
    </style:style>
    <style:style style:name="Table09" style:family="table">
      <style:table-properties style:width="6.301389in" fo:margin-left="0.000000in" style:writing-mode="lr" table:align="left" style:may-break-between-rows="true"/>
    </style:style>
    <style:style style:name="TableRow0900" style:family="table-row">
      <style:table-row-properties style:min-row-height="0.330556in"/>
    </style:style>
    <style:style style:name="TableCell0900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901" style:family="table-row">
      <style:table-row-properties style:min-row-height="0.330556in"/>
    </style:style>
    <style:style style:name="TableCell0901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0902" style:family="table-row">
      <style:table-row-properties style:min-row-height="1.054167in"/>
    </style:style>
    <style:style style:name="TableCell0902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Column1000" style:family="table-column">
      <style:table-column-properties style:column-width="6.301389in"/>
    </style:style>
    <style:style style:name="Table10" style:family="table">
      <style:table-properties style:width="6.301389in" fo:margin-left="0.000000in" style:writing-mode="lr" table:align="left" style:may-break-between-rows="true"/>
    </style:style>
    <style:style style:name="TableRow1000" style:family="table-row">
      <style:table-row-properties style:min-row-height="0.330556in"/>
    </style:style>
    <style:style style:name="TableCell1000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1001" style:family="table-row">
      <style:table-row-properties style:min-row-height="0.330556in"/>
    </style:style>
    <style:style style:name="TableCell1001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  <style:style style:name="TableRow1002" style:family="table-row">
      <style:table-row-properties style:min-row-height="1.054167in"/>
    </style:style>
    <style:style style:name="TableCell100200" style:family="table-cell">
      <style:table-cell-properties fo:border-top="0.011111in solid #000000" fo:border-left="0.011111in solid #000000" fo:border-right="0.011111in solid #000000" fo:border-bottom="0.011111in solid #000000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2"><text:span text:style-name="T1"/></text:p>
      <text:p text:style-name="P3"><draw:frame text:anchor-type="as-char" svg:width="146.05mm" svg:height="82.02mm" style:rel-width="scale" style:rel-height="scale"><draw:object-ole xlink:href="OleObj1"/><draw:image xlink:href="ObjectReplacements/OleObj1"/></draw:frame><text:span text:style-name="T2"><text:s text:c="2"/></text:span></text:p>
      <text:p text:style-name="P3"><text:span text:style-name="T3"/></text:p>
      <text:p text:style-name="P3"><text:span text:style-name="T4">Módulo: Node.js e Git / Github</text:span></text:p>
      <text:p text:style-name="P4"><text:span text:style-name="T5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6"><text:span text:style-name="T6">Curso: FullStack JavaScript</text:span><text:span text:style-name="T7"/></text:p>
          </table:table-cell>
        </table:table-row>
        <table:table-row table:style-name="TableRow0101">
          <table:table-cell table:style-name="TableCell010100">
            <text:p text:style-name="P9"><text:span text:style-name="T8">Ênfase: Programação</text:span><text:span text:style-name="T9"/></text:p>
          </table:table-cell>
        </table:table-row>
        <table:table-row table:style-name="TableRow0102">
          <table:table-cell table:style-name="TableCell010200">
            <text:p text:style-name="P11"><text:span text:style-name="T10">Carga Horária:<text:s/></text:span><text:span text:style-name="T11">16</text:span><text:span text:style-name="T12"><text:s/>horas</text:span><text:span text:style-name="T13"/></text:p>
          </table:table-cell>
        </table:table-row>
        <table:table-row table:style-name="TableRow0103">
          <table:table-cell table:style-name="TableCell010300">
            <text:p text:style-name="P13"><text:span text:style-name="T14">Professor responsável:<text:s/></text:span><text:span text:style-name="T15"/></text:p>
          </table:table-cell>
        </table:table-row>
      </table:table>
      <text:p text:style-name="P15"><text:span text:style-name="T15"/></text:p>
      <text:p text:style-name="P16"><text:span text:style-name="T16">Apresentação</text:span></text:p>
      <text:p text:style-name="P17"><text:span text:style-name="T17"/></text:p>
      <text:p text:style-name="P18"><text:span text:style-name="T17"/></text:p>
      <text:p text:style-name="P19"><text:span text:style-name="T17"/></text:p>
      <table:table table:style-name="Table02">
        <table:table-column table:style-name="TableColumn0200"/>
        <table:table-row table:style-name="TableRow0200">
          <table:table-cell table:style-name="TableCell020000">
            <text:p text:style-name="P21"><text:span text:style-name="T18">Ementa</text:span></text:p>
            <text:p text:style-name="P22"><text:span text:style-name="T19">Apresentar o ambiente de execução Node.js e suas principais características.</text:span></text:p>
            <text:p text:style-name="P23"><text:span text:style-name="T20"/></text:p>
            <text:p text:style-name="P24"><text:span text:style-name="T20"/></text:p>
          </table:table-cell>
        </table:table-row>
        <table:table-row table:style-name="TableRow0201">
          <table:table-cell table:style-name="TableCell020100">
            <text:p text:style-name="P27"><text:span text:style-name="T21"><text:s/></text:span></text:p>
            <text:p text:style-name="P28"><text:span text:style-name="T22">Conteúdo Programático</text:span></text:p>
            <text:p text:style-name="P29"><text:span text:style-name="T23"/></text:p>
            <text:list text:style-name="L30">
              <text:list-item>
                <text:p text:style-name="P30"><text:span text:style-name="T24">Aula 01 - Introdução ao Node.js</text:span></text:p>
              </text:list-item>
              <text:list-item>
                <text:p text:style-name="P30"><text:span text:style-name="T24">Aula 02 - Trabalhando com Módulos em Node.js</text:span></text:p>
              </text:list-item>
              <text:list-item>
                <text:p text:style-name="P30"><text:span text:style-name="T24">Aula 03 - Desenvolvimento de Aplicações Web com Express.js (Parte 1)</text:span></text:p>
              </text:list-item>
              <text:list-item>
                <text:p text:style-name="P30"><text:span text:style-name="T24">Aula 04 - Desenvolvimento de Aplicações Web com Express.js (Parte 2)</text:span></text:p>
              </text:list-item>
              <text:list-item>
                <text:p text:style-name="P30"><text:span text:style-name="T24">Aula 05 - Introdução ao Mecanismo de Modelos EJS</text:span></text:p>
              </text:list-item>
              <text:list-item>
                <text:p text:style-name="P30"><text:span text:style-name="T24">Aula 06 - Uso de Banco de Dados com Node.js (Introdução)</text:span></text:p>
              </text:list-item>
              <text:list-item>
                <text:p text:style-name="P30"><text:span text:style-name="T24">Aula 07 - Controle de Versão com Git (Parte 1)</text:span></text:p>
              </text:list-item>
              <text:list-item>
                <text:p text:style-name="P30"><text:span text:style-name="T24">Aula 08 - Controle de Versão com Git (Parte 2) e Colaboração no GitHub</text:span></text:p>
              </text:list-item>
            </text:list>
            <text:p text:style-name="P31"><text:span text:style-name="T25"/></text:p>
          </table:table-cell>
        </table:table-row>
      </table:table>
      <text:p text:style-name="P33"><text:span text:style-name="T25"/></text:p>
      <text:p text:style-name="P34"><text:span text:style-name="T25"/></text:p>
      <text:p text:style-name="P35"><text:span text:style-name="T26">Processo de avaliação:</text:span></text:p>
      <text:p text:style-name="P36"><text:span text:style-name="T27"/></text:p>
      <text:p text:style-name="P36"><text:span text:style-name="T28">Referências:</text:span></text:p>
      <text:p text:style-name="P37"><text:span text:style-name="T29"/></text:p>
      <text:p text:style-name="P38"><text:span text:style-name="T29"/></text:p>
      <text:p text:style-name="P39"><text:span text:style-name="T29">Aula 01 - Introdução ao Node.js</text:span></text:p>
      <text:p text:style-name="P39"><text:span text:style-name="T29">"Node.js in Action" por Alex R. Young, Bradley Meck, and Mike Cantelon</text:span></text:p>
      <text:p text:style-name="P39"><text:span text:style-name="T29">"Learning Node.js: A Hands-On Guide to Building Web Applications in JavaScript" por Marc Wandschneider</text:span></text:p>
      <text:p text:style-name="P39"><text:span text:style-name="T29">Documentação oficial do Node.js (</text:span><text:a xlink:href="https://nodejs.org/en/docs/"><text:span text:style-name="T30">https://nodejs.org/en/docs/</text:span></text:a><text:span text:style-name="T31">)</text:span></text:p>
      <text:p text:style-name="P39"><text:span text:style-name="T31"/></text:p>
      <text:p text:style-name="P39"><text:span text:style-name="T31">Aula 02 - Trabalhando com Módulos em Node.js</text:span></text:p>
      <text:p text:style-name="P39"><text:span text:style-name="T31">"Node.js Design Patterns" por Mario Casciaro</text:span></text:p>
      <text:p text:style-name="P39"><text:span text:style-name="T31">"Pro Node.js for Developers" por Colin J. Ihrig e Adam Bretz</text:span></text:p>
      <text:p text:style-name="P39"><text:span text:style-name="T31">Documentação oficial do Node.js sobre módulos (</text:span><text:a xlink:href="https://nodejs.org/api/modules.html"><text:span text:style-name="T32">https://nodejs.org/api/modules.html</text:span></text:a><text:span text:style-name="T33">)</text:span></text:p>
      <text:p text:style-name="P39"><text:span text:style-name="T33"/></text:p>
      <text:p text:style-name="P39"><text:span text:style-name="T33">Aula 03 - Desenvolvimento de Aplicações Web com Express.js (Parte 1)</text:span></text:p>
      <text:p text:style-name="P39"><text:span text:style-name="T33">"Express.js Guide: The Comprehensive Book on Express.js" por Azat Mardan</text:span></text:p>
      <text:p text:style-name="P39"><text:span text:style-name="T33">"Web Development with Node and Express: Leveraging the JavaScript Stack" por Ethan Brown</text:span></text:p>
      <text:p text:style-name="P39"><text:span text:style-name="T33">Documentação oficial do Express.js (</text:span><text:a xlink:href="https://expressjs.com/en/guide/routing.html"><text:span text:style-name="T34">https://expressjs.com/en/guide/routing.html</text:span></text:a><text:span text:style-name="T35">)</text:span></text:p>
      <text:p text:style-name="P39"><text:span text:style-name="T35"/></text:p>
      <text:p text:style-name="P39"><text:span text:style-name="T35">Aula 04 - Desenvolvimento de Aplicações Web com Express.js (Parte 2)</text:span></text:p>
      <text:p text:style-name="P39"><text:span text:style-name="T35">"Express.js Guide: The Comprehensive Book on Express.js" por Azat Mardan</text:span></text:p>
      <text:p text:style-name="P39"><text:span text:style-name="T35">"Web Development with Node and Express: Leveraging the JavaScript Stack" por Ethan Brown</text:span></text:p>
      <text:p text:style-name="P39"><text:span text:style-name="T35">Documentação oficial do Express.js (</text:span><text:a xlink:href="https://expressjs.com/en/guide/routing.html"><text:span text:style-name="T36">https://expressjs.com/en/guide/routing.html</text:span></text:a><text:span text:style-name="T37">)</text:span></text:p>
      <text:p text:style-name="P39"><text:span text:style-name="T37"/></text:p>
      <text:p text:style-name="P39"><text:span text:style-name="T37">Aula 05 - Introdução ao Mecanismo de Modelos EJS</text:span></text:p>
      <text:p text:style-name="P39"><text:span text:style-name="T37">"EJS: Embedded JavaScript templates" (Documentação oficial) -<text:s/></text:span><text:a xlink:href="https://ejs.co/"><text:span text:style-name="T38">https://ejs.co/</text:span></text:a><text:span text:style-name="T39"/></text:p>
      <text:p text:style-name="P39"><text:span text:style-name="T39">Aula 06 - Uso de Banco de Dados com Node.js (Introdução)</text:span></text:p>
      <text:p text:style-name="P39"><text:span text:style-name="T39"/></text:p>
      <text:p text:style-name="P39"><text:span text:style-name="T39">"MongoDB in Action" por Kyle Banker, Peter Bakkum, Shaun Verch, and Tim Hawkins</text:span></text:p>
      <text:p text:style-name="P39"><text:span text:style-name="T39">"Node.js, MongoDB and Angular Web Development" por Brad Dayley e Brendan Dayley</text:span></text:p>
      <text:p text:style-name="P39"><text:span text:style-name="T39"/></text:p>
      <text:p text:style-name="P39"><text:span text:style-name="T39">Aula 07 - Controle de Versão com Git (Parte 1)</text:span></text:p>
      <text:p text:style-name="P39"><text:span text:style-name="T39">"Pro Git" por Scott Chacon e Ben Straub</text:span></text:p>
      <text:p text:style-name="P39"><text:span text:style-name="T39">"Version Control with Git" por Jon Loeliger e Matthew McCullough</text:span></text:p>
      <text:p text:style-name="P39"><text:span text:style-name="T39">Documentação oficial do Git (</text:span><text:a xlink:href="https://git-scm.com/doc"><text:span text:style-name="T40">https://git-scm.com/doc</text:span></text:a><text:span text:style-name="T41">)</text:span></text:p>
      <text:p text:style-name="P39"><text:span text:style-name="T41"/></text:p>
      <text:p text:style-name="P39"><text:span text:style-name="T41">Aula 08 - Controle de Versão com Git (Parte 2) e Colaboração no GitHub</text:span></text:p>
      <text:p text:style-name="P39"><text:span text:style-name="T41">"Pro Git" por Scott Chacon e Ben Straub</text:span></text:p>
      <text:p text:style-name="P39"><text:span text:style-name="T41">"GitHub Essentials" por Achilleas Pipinellis</text:span></text:p>
      <text:p text:style-name="P40"><text:span text:style-name="T41"/></text:p>
      <text:p text:style-name="P40"><text:span text:style-name="T41"/></text:p>
      <text:p text:style-name="P41"><text:span text:style-name="T42">Planejamento do Curso</text:span></text:p>
      <text:p text:style-name="P42"><text:span text:style-name="T43"/></text:p>
      <text:p text:style-name="P43"><text:span text:style-name="T43"/></text:p>
      <table:table table:style-name="Table03">
        <table:table-column table:style-name="TableColumn0300"/>
        <table:table-row table:style-name="TableRow0300">
          <table:table-cell table:style-name="TableCell030000">
            <text:p text:style-name="P45"><text:span text:style-name="T44">Aula 01<text:tab/>Data: <text:tab/>Horário:</text:span><text:span text:style-name="T45"/></text:p>
          </table:table-cell>
        </table:table-row>
        <table:table-row table:style-name="TableRow0301">
          <table:table-cell table:style-name="TableCell030100">
            <text:p text:style-name="P47"><text:span text:style-name="T46">Docente:</text:span><text:span text:style-name="T47"/></text:p>
          </table:table-cell>
        </table:table-row>
        <table:table-row table:style-name="TableRow0302">
          <table:table-cell table:style-name="TableCell030200">
            <text:p text:style-name="P50"><text:span text:style-name="T48">Conteúdos:</text:span></text:p>
            <text:p text:style-name="P51"><text:span text:style-name="T49"/></text:p>
            <text:list text:style-name="L52">
              <text:list-item>
                <text:p text:style-name="P52"><text:span text:style-name="T50">Apresentação do Node.js</text:span><text:span text:style-name="T51"/></text:p>
              </text:list-item>
              <text:list-item>
                <text:p text:style-name="P52"><text:span text:style-name="T52">Fundamentos do Node.js</text:span><text:span text:style-name="T53"/></text:p>
              </text:list-item>
              <text:list-item>
                <text:p text:style-name="P52"><text:span text:style-name="T54">Arquitetura e Funcionamento</text:span><text:span text:style-name="T55"/></text:p>
              </text:list-item>
              <text:list-item>
                <text:p text:style-name="P52"><text:span text:style-name="T56">Módulos e NPM</text:span><text:span text:style-name="T57"/></text:p>
              </text:list-item>
              <text:list-item>
                <text:p text:style-name="P52"><text:span text:style-name="T58">Configurações do ambiente</text:span><text:span text:style-name="T59"/></text:p>
              </text:list-item>
              <text:list-item>
                <text:p text:style-name="P52"><text:span text:style-name="T60">Criação de um Servidor Simples</text:span><text:span text:style-name="T61"/></text:p>
              </text:list-item>
              <text:list-item>
                <text:p text:style-name="P52"><text:span text:style-name="T62">Leitura de Arquivos</text:span><text:span text:style-name="T63"/></text:p>
              </text:list-item>
              <text:list-item>
                <text:p text:style-name="P52"><text:span text:style-name="T64">Pequenos Exercícios</text:span><text:span text:style-name="T65"/></text:p>
              </text:list-item>
            </text:list>
            <text:p text:style-name="P53"><text:span text:style-name="T65"/></text:p>
          </table:table-cell>
        </table:table-row>
      </table:table>
      <text:p text:style-name="P55"><text:span text:style-name="T65"/></text:p>
      <table:table table:style-name="Table04">
        <table:table-column table:style-name="TableColumn0400"/>
        <table:table-row table:style-name="TableRow0400">
          <table:table-cell table:style-name="TableCell040000">
            <text:p text:style-name="P57"><text:span text:style-name="T66">Aula 02<text:tab/>Data:<text:tab/>Horário:</text:span><text:span text:style-name="T67"/></text:p>
          </table:table-cell>
        </table:table-row>
        <table:table-row table:style-name="TableRow0401">
          <table:table-cell table:style-name="TableCell040100">
            <text:p text:style-name="P60"><text:span text:style-name="T68">Docente:<text:s/></text:span><text:span text:style-name="T69"/></text:p>
          </table:table-cell>
        </table:table-row>
        <table:table-row table:style-name="TableRow0402">
          <table:table-cell table:style-name="TableCell040200">
            <text:p text:style-name="P63"><text:span text:style-name="T70">Conteúdos:</text:span></text:p>
            <text:list text:style-name="L64">
              <text:list-item>
                <text:p text:style-name="P64"><text:span text:style-name="T71"><text:s/>Importância dos Módulos</text:span><text:span text:style-name="T72"/></text:p>
              </text:list-item>
              <text:list-item>
                <text:p text:style-name="P64"><text:span text:style-name="T73">O que são Módulos</text:span><text:span text:style-name="T74"/></text:p>
              </text:list-item>
              <text:list-item>
                <text:p text:style-name="P64"><text:span text:style-name="T75">Importação e Exportação de Módulos</text:span><text:span text:style-name="T76"/></text:p>
              </text:list-item>
              <text:list-item>
                <text:p text:style-name="P64"><text:span text:style-name="T77">Utilização de Módulos</text:span><text:span text:style-name="T78"/></text:p>
              </text:list-item>
              <text:list-item>
                <text:p text:style-name="P64"><text:span text:style-name="T79">Organização e Estruturação de Módulos</text:span><text:span text:style-name="T80"/></text:p>
              </text:list-item>
              <text:list-item>
                <text:p text:style-name="P64"><text:span text:style-name="T81">Desenvolvimento de Projeto com Módulos</text:span><text:span text:style-name="T82"/></text:p>
              </text:list-item>
            </text:list>
            <text:p text:style-name="P65"><text:span text:style-name="T82"/></text:p>
          </table:table-cell>
        </table:table-row>
      </table:table>
      <text:p text:style-name="P67"><text:span text:style-name="T82"/></text:p>
      <table:table table:style-name="Table05">
        <table:table-column table:style-name="TableColumn0500"/>
        <table:table-row table:style-name="TableRow0500">
          <table:table-cell table:style-name="TableCell050000">
            <text:p text:style-name="P69"><text:span text:style-name="T83">Aula 03<text:tab/>Data: <text:tab/>Horário:</text:span><text:span text:style-name="T84"/></text:p>
          </table:table-cell>
        </table:table-row>
        <table:table-row table:style-name="TableRow0501">
          <table:table-cell table:style-name="TableCell050100">
            <text:p text:style-name="P72"><text:span text:style-name="T85">Docente:<text:s/></text:span><text:span text:style-name="T86"/></text:p>
          </table:table-cell>
        </table:table-row>
        <table:table-row table:style-name="TableRow0502">
          <table:table-cell table:style-name="TableCell050200">
            <text:p text:style-name="P75"><text:span text:style-name="T87">Conteúdos:</text:span></text:p>
            <text:list text:style-name="L76">
              <text:list-item>
                <text:p text:style-name="P76"><text:span text:style-name="T88">Importância do Express.js</text:span></text:p>
              </text:list-item>
              <text:list-item>
                <text:p text:style-name="P76"><text:span text:style-name="T88">Conceitos Básicos do Express.js</text:span></text:p>
              </text:list-item>
              <text:list-item>
                <text:p text:style-name="P76"><text:span text:style-name="T88">O que é Express.js?</text:span></text:p>
              </text:list-item>
              <text:list-item>
                <text:p text:style-name="P76"><text:span text:style-name="T88">Configuração Inicial</text:span></text:p>
              </text:list-item>
              <text:list-item>
                <text:p text:style-name="P76"><text:span text:style-name="T88">Roteamento e Manipulação de Requisições</text:span></text:p>
              </text:list-item>
              <text:list-item>
                <text:p text:style-name="P76"><text:span text:style-name="T88">Criação de Rotas</text:span></text:p>
              </text:list-item>
              <text:list-item>
                <text:p text:style-name="P76"><text:span text:style-name="T88">Manipulando Requisições HTTP</text:span></text:p>
              </text:list-item>
              <text:list-item>
                <text:p text:style-name="P76"><text:span text:style-name="T88">Definição de EndPoints e Respostas</text:span></text:p>
              </text:list-item>
              <text:list-item>
                <text:p text:style-name="P76"><text:span text:style-name="T88">Desenvolvimento de uma Aplicação Web Simples</text:span></text:p>
              </text:list-item>
            </text:list>
            <text:p text:style-name="P77"><text:span text:style-name="T89"/></text:p>
          </table:table-cell>
        </table:table-row>
      </table:table>
      <text:p text:style-name="P79"><text:span text:style-name="T89"/></text:p>
      <table:table table:style-name="Table06">
        <table:table-column table:style-name="TableColumn0600"/>
        <table:table-row table:style-name="TableRow0600">
          <table:table-cell table:style-name="TableCell060000">
            <text:p text:style-name="P81"><text:span text:style-name="T90">Aula 04<text:tab/>Data: <text:tab/>Horário:</text:span><text:span text:style-name="T91"/></text:p>
          </table:table-cell>
        </table:table-row>
        <table:table-row table:style-name="TableRow0601">
          <table:table-cell table:style-name="TableCell060100">
            <text:p text:style-name="P83"><text:span text:style-name="T92">Docente:<text:s/></text:span><text:span text:style-name="T93"/></text:p>
          </table:table-cell>
        </table:table-row>
        <table:table-row table:style-name="TableRow0602">
          <table:table-cell table:style-name="TableCell060200">
            <text:p text:style-name="P86"><text:span text:style-name="T94">Conteúdos:</text:span></text:p>
            <text:list text:style-name="L87">
              <text:list-item>
                <text:p text:style-name="P87"><text:span text:style-name="T95">O que são Middlewares</text:span></text:p>
              </text:list-item>
              <text:list-item>
                <text:p text:style-name="P87"><text:span text:style-name="T95">Uso de Middleware</text:span></text:p>
              </text:list-item>
              <text:list-item>
                <text:p text:style-name="P87"><text:span text:style-name="T95">Integração de Templates</text:span></text:p>
              </text:list-item>
              <text:list-item>
                <text:p text:style-name="P87"><text:span text:style-name="T95">Introdução a Templates</text:span></text:p>
              </text:list-item>
              <text:list-item>
                <text:p text:style-name="P87"><text:span text:style-name="T95">Criação de Layouts </text:span></text:p>
              </text:list-item>
              <text:list-item>
                <text:p text:style-name="P87"><text:span text:style-name="T95">Implementação de Layouts</text:span></text:p>
              </text:list-item>
              <text:list-item>
                <text:p text:style-name="P87"><text:span text:style-name="T95">Desenvolvimento de um Aplicativo Web Completo</text:span></text:p>
              </text:list-item>
            </text:list>
            <text:p text:style-name="P88"><text:span text:style-name="T96"/></text:p>
          </table:table-cell>
        </table:table-row>
      </table:table>
      <text:p text:style-name="P90"><text:span text:style-name="T96"/></text:p>
      <table:table table:style-name="Table07">
        <table:table-column table:style-name="TableColumn0700"/>
        <table:table-row table:style-name="TableRow0700">
          <table:table-cell table:style-name="TableCell070000">
            <text:p text:style-name="P92"><text:span text:style-name="T97">Aula 05<text:tab/>Data: <text:tab/>Horário:</text:span><text:span text:style-name="T98"/></text:p>
          </table:table-cell>
        </table:table-row>
        <table:table-row table:style-name="TableRow0701">
          <table:table-cell table:style-name="TableCell070100">
            <text:p text:style-name="P94"><text:span text:style-name="T99">Docente:<text:s/></text:span><text:span text:style-name="T100"/></text:p>
          </table:table-cell>
        </table:table-row>
        <table:table-row table:style-name="TableRow0702">
          <table:table-cell table:style-name="TableCell070200">
            <text:p text:style-name="P97"><text:span text:style-name="T101">Conteúdos:</text:span></text:p>
            <text:list text:style-name="L98">
              <text:list-item>
                <text:p text:style-name="P98"><text:span text:style-name="T102">Introdução ao EJS (embedded JavaScript)</text:span></text:p>
              </text:list-item>
              <text:list-item>
                <text:p text:style-name="P98"><text:span text:style-name="T102">Sintaxe de Uso Básico</text:span></text:p>
              </text:list-item>
              <text:list-item>
                <text:p text:style-name="P98"><text:span text:style-name="T102">Uso Avançado de EJS</text:span></text:p>
              </text:list-item>
              <text:list-item>
                <text:p text:style-name="P98"><text:span text:style-name="T102">Variáveis e Lógica</text:span></text:p>
              </text:list-item>
              <text:list-item>
                <text:p text:style-name="P98"><text:span text:style-name="T102">Loops e Condicionais</text:span></text:p>
              </text:list-item>
              <text:list-item>
                <text:p text:style-name="P98"><text:span text:style-name="T102">Desenvolvimento de Páginas Dinâmicas</text:span></text:p>
              </text:list-item>
              <text:list-item>
                <text:p text:style-name="P98"><text:span text:style-name="T102">Exercícios Práticos com EJS</text:span><text:span text:style-name="T103"/></text:p>
              </text:list-item>
            </text:list>
            <text:p text:style-name="P99"><text:span text:style-name="T103"/></text:p>
          </table:table-cell>
        </table:table-row>
      </table:table>
      <text:p text:style-name="P101"><text:span text:style-name="T103"/></text:p>
      <table:table table:style-name="Table08">
        <table:table-column table:style-name="TableColumn0800"/>
        <table:table-row table:style-name="TableRow0800">
          <table:table-cell table:style-name="TableCell080000">
            <text:p text:style-name="P103"><text:span text:style-name="T104">Aula 06<text:tab/>Data: <text:tab/>Horário:</text:span><text:span text:style-name="T105"/></text:p>
          </table:table-cell>
        </table:table-row>
        <table:table-row table:style-name="TableRow0801">
          <table:table-cell table:style-name="TableCell080100">
            <text:p text:style-name="P105"><text:span text:style-name="T106">Docente:<text:s/></text:span><text:span text:style-name="T107"/></text:p>
          </table:table-cell>
        </table:table-row>
        <table:table-row table:style-name="TableRow0802">
          <table:table-cell table:style-name="TableCell080200">
            <text:p text:style-name="P108"><text:span text:style-name="T108">Conteúdos:</text:span></text:p>
            <text:list text:style-name="L109">
              <text:list-item>
                <text:p text:style-name="P109"><text:span text:style-name="T109">Introdução aos Banco de Dados</text:span></text:p>
              </text:list-item>
              <text:list-item>
                <text:p text:style-name="P109"><text:span text:style-name="T109">SQL vs NoSQL</text:span></text:p>
              </text:list-item>
              <text:list-item>
                <text:p text:style-name="P109"><text:span text:style-name="T109">Conexão com Banco de Dados NoSQL</text:span></text:p>
              </text:list-item>
              <text:list-item>
                <text:p text:style-name="P109"><text:span text:style-name="T109">Consultas SQL Básicas</text:span></text:p>
              </text:list-item>
              <text:list-item>
                <text:p text:style-name="P109"><text:span text:style-name="T109">Operações Básicas em Banco de Dados NoSQL</text:span></text:p>
              </text:list-item>
              <text:list-item>
                <text:p text:style-name="P109"><text:span text:style-name="T109">Criação de uma Aplicação que interage com o Banco de Dados</text:span></text:p>
              </text:list-item>
            </text:list>
            <text:p text:style-name="P110"><text:span text:style-name="T110"/></text:p>
          </table:table-cell>
        </table:table-row>
      </table:table>
      <text:p text:style-name="P112"><text:span text:style-name="T110"/></text:p>
      <table:table table:style-name="Table09">
        <table:table-column table:style-name="TableColumn0900"/>
        <table:table-row table:style-name="TableRow0900">
          <table:table-cell table:style-name="TableCell090000">
            <text:p text:style-name="P114"><text:span text:style-name="T111">Aula 07<text:tab/>Data: <text:tab/>Horário:</text:span><text:span text:style-name="T112"/></text:p>
          </table:table-cell>
        </table:table-row>
        <table:table-row table:style-name="TableRow0901">
          <table:table-cell table:style-name="TableCell090100">
            <text:p text:style-name="P116"><text:span text:style-name="T113">Docente:<text:s/></text:span><text:span text:style-name="T114"/></text:p>
          </table:table-cell>
        </table:table-row>
        <table:table-row table:style-name="TableRow0902">
          <table:table-cell table:style-name="TableCell090200">
            <text:p text:style-name="P119"><text:span text:style-name="T115">Conteúdos:</text:span></text:p>
            <text:list text:style-name="L120">
              <text:list-item>
                <text:p text:style-name="P120"><text:span text:style-name="T116">Conceitos Fundamentais do Git</text:span><text:span text:style-name="T117"/></text:p>
              </text:list-item>
              <text:list-item>
                <text:p text:style-name="P120"><text:span text:style-name="T118">O que é Git?</text:span><text:span text:style-name="T119"/></text:p>
              </text:list-item>
              <text:list-item>
                <text:p text:style-name="P120"><text:span text:style-name="T120">Repositórios Git</text:span><text:span text:style-name="T121"/></text:p>
              </text:list-item>
              <text:list-item>
                <text:p text:style-name="P120"><text:span text:style-name="T122">Commits</text:span><text:span text:style-name="T123"/></text:p>
              </text:list-item>
              <text:list-item>
                <text:p text:style-name="P120"><text:span text:style-name="T124">Configurações</text:span><text:span text:style-name="T125"/></text:p>
              </text:list-item>
              <text:list-item>
                <text:p text:style-name="P120"><text:span text:style-name="T126">Comandos básicos</text:span><text:span text:style-name="T127"/></text:p>
              </text:list-item>
              <text:list-item>
                <text:p text:style-name="P120"><text:span text:style-name="T128">Alterar Ramificações</text:span><text:span text:style-name="T129"/></text:p>
              </text:list-item>
              <text:list-item>
                <text:p text:style-name="P120"><text:span text:style-name="T130">Criação e Gerenciamento de um Repositório</text:span><text:span text:style-name="T131"/></text:p>
              </text:list-item>
            </text:list>
            <text:p text:style-name="P121"><text:span text:style-name="T131"/></text:p>
          </table:table-cell>
        </table:table-row>
      </table:table>
      <text:p text:style-name="P123"><text:span text:style-name="T131"/></text:p>
      <table:table table:style-name="Table10">
        <table:table-column table:style-name="TableColumn1000"/>
        <table:table-row table:style-name="TableRow1000">
          <table:table-cell table:style-name="TableCell100000">
            <text:p text:style-name="P125"><text:span text:style-name="T132">Aula 08<text:tab/>Data: <text:tab/>Horário:</text:span><text:span text:style-name="T133"/></text:p>
          </table:table-cell>
        </table:table-row>
        <table:table-row table:style-name="TableRow1001">
          <table:table-cell table:style-name="TableCell100100">
            <text:p text:style-name="P127"><text:span text:style-name="T134">Docente:<text:s/></text:span><text:span text:style-name="T135"/></text:p>
          </table:table-cell>
        </table:table-row>
        <table:table-row table:style-name="TableRow1002">
          <table:table-cell table:style-name="TableCell100200">
            <text:p text:style-name="P130"><text:span text:style-name="T136">Conteúdos:</text:span></text:p>
            <text:list text:style-name="L131">
              <text:list-item>
                <text:p text:style-name="P131"><text:span text:style-name="T137">Trabalhando com Branches</text:span><text:span text:style-name="T138"/></text:p>
              </text:list-item>
              <text:list-item>
                <text:p text:style-name="P131"><text:span text:style-name="T139">Merge e Resolução de Conflitos</text:span><text:span text:style-name="T140"/></text:p>
              </text:list-item>
              <text:list-item>
                <text:p text:style-name="P131"><text:span text:style-name="T141">Colaboração no Github</text:span><text:span text:style-name="T142"/></text:p>
              </text:list-item>
              <text:list-item>
                <text:p text:style-name="P131"><text:span text:style-name="T143">Pull Requests</text:span><text:span text:style-name="T144"/></text:p>
              </text:list-item>
              <text:list-item>
                <text:p text:style-name="P131"><text:span text:style-name="T145">Trabalho em equipe no Github</text:span><text:span text:style-name="T146"/></text:p>
              </text:list-item>
            </text:list>
            <text:p text:style-name="P132"><text:span text:style-name="T146"/></text:p>
          </table:table-cell>
        </table:table-row>
      </table:table>
      <text:p text:style-name="P134"><text:span text:style-name="T14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